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764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4.56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officeooo:rsid="000d8a8e" officeooo:paragraph-rsid="000d26c4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0218a" officeooo:paragraph-rsid="0010218a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37d0e" officeooo:paragraph-rsid="00137d0e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3c9b3" officeooo:paragraph-rsid="0013c9b3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144158" officeooo:paragraph-rsid="00144158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4bc16" officeooo:paragraph-rsid="0014bc1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4f759" officeooo:paragraph-rsid="0014f759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3c9b3" officeooo:paragraph-rsid="0013c9b3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4bc16" officeooo:paragraph-rsid="0014bc16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4f759" officeooo:paragraph-rsid="0014f759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656d5" officeooo:paragraph-rsid="001656d5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6ac32" officeooo:paragraph-rsid="0016ac3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">DIA</text:p>
          </table:table-cell>
          <table:table-cell table:style-name="Table1.A1" office:value-type="string">
            <text:p text:style-name="P2">DAVID</text:p>
          </table:table-cell>
          <table:table-cell table:style-name="Table1.A1" office:value-type="string">
            <text:p text:style-name="P2">DIEGO</text:p>
          </table:table-cell>
          <table:table-cell table:style-name="Table1.D1" office:value-type="string">
            <text:p text:style-name="P2">MANUEL</text:p>
          </table:table-cell>
        </table:table-row>
        <table:table-row>
          <table:table-cell table:style-name="Table1.A2" office:value-type="string">
            <text:p text:style-name="P2">05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4">12/05/202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2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14/05/2024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">15/05/2024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5">16/05/2024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P8">5</text:p>
          </table:table-cell>
        </table:table-row>
        <table:table-row>
          <table:table-cell table:style-name="Table1.D2" table:number-columns-spanned="4" office:value-type="string">
            <text:p text:style-name="P12">ENTREGA PRIMERA ITERACIÓ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02/05/2024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4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03/05/2024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12">2</text:p>
          </table:table-cell>
        </table:table-row>
        <table:table-row>
          <table:table-cell table:style-name="Table1.A2" office:value-type="string">
            <text:p text:style-name="P12">04/05/2024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D2" office:value-type="string">
            <text:p text:style-name="P13">4</text:p>
          </table:table-cell>
        </table:table-row>
        <table:table-row>
          <table:table-cell table:style-name="Table1.A2" office:value-type="string">
            <text:p text:style-name="P12">05/05/202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06/05/202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2">07/05/202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9:19:54.232626602</meta:creation-date>
    <meta:editing-duration>PT8M</meta:editing-duration>
    <meta:editing-cycles>10</meta:editing-cycles>
    <meta:generator>LibreOffice/7.3.7.2$Linux_X86_64 LibreOffice_project/30$Build-2</meta:generator>
    <dc:date>2024-06-05T00:34:00.526310845</dc:date>
    <meta:document-statistic meta:table-count="1" meta:image-count="0" meta:object-count="0" meta:page-count="1" meta:paragraph-count="34" meta:word-count="36" meta:character-count="172" meta:non-whitespace-character-count="170"/>
  </office:meta>
</office:document-meta>
</file>